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paragraph-rsid="00030957"/>
    </style:style>
    <style:style style:name="P2" style:family="paragraph" style:parent-style-name="Heading_20_3">
      <style:paragraph-properties fo:text-align="justify" style:justify-single-word="false"/>
      <style:text-properties officeooo:paragraph-rsid="00030957"/>
    </style:style>
    <style:style style:name="P3" style:family="paragraph" style:parent-style-name="Heading_20_3">
      <style:paragraph-properties fo:text-align="start" style:justify-single-word="false"/>
      <style:text-properties officeooo:paragraph-rsid="00030957"/>
    </style:style>
    <style:style style:name="P4" style:family="paragraph" style:parent-style-name="Heading_20_3">
      <style:paragraph-properties fo:text-align="start" style:justify-single-word="false"/>
      <style:text-properties fo:font-weight="bold" officeooo:paragraph-rsid="00030957"/>
    </style:style>
    <style:style style:name="P5" style:family="paragraph" style:parent-style-name="Preformatted_20_Text">
      <loext:graphic-properties draw:fill="solid" draw:fill-color="#23241f" draw:opacity="100%"/>
      <style:paragraph-properties fo:background-color="#23241f"/>
      <style:text-properties fo:color="#75715e" officeooo:paragraph-rsid="00030957"/>
    </style:style>
    <style:style style:name="P6" style:family="paragraph" style:parent-style-name="Preformatted_20_Text">
      <loext:graphic-properties draw:fill="solid" draw:fill-color="#23241f" draw:opacity="100%"/>
      <style:paragraph-properties fo:background-color="#23241f"/>
      <style:text-properties fo:color="#f8f8f2" officeooo:paragraph-rsid="00030957"/>
    </style:style>
    <style:style style:name="P7" style:family="paragraph" style:parent-style-name="Preformatted_20_Text">
      <loext:graphic-properties draw:fill="solid" draw:fill-color="#23241f" draw:opacity="100%"/>
      <style:paragraph-properties fo:background-color="#23241f"/>
      <style:text-properties officeooo:paragraph-rsid="00030957"/>
    </style:style>
    <style:style style:name="P8" style:family="paragraph" style:parent-style-name="Preformatted_20_Text">
      <loext:graphic-properties draw:fill="solid" draw:fill-color="#23241f" draw:opacity="100%"/>
      <style:paragraph-properties fo:margin-top="0cm" fo:margin-bottom="0.499cm" loext:contextual-spacing="false" fo:background-color="#23241f"/>
      <style:text-properties fo:color="#f8f8f2" officeooo:paragraph-rsid="00030957"/>
    </style:style>
    <style:style style:name="P9" style:family="paragraph" style:parent-style-name="Standard">
      <style:paragraph-properties fo:text-align="justify" style:justify-single-word="false"/>
      <style:text-properties officeooo:paragraph-rsid="00030957"/>
    </style:style>
    <style:style style:name="P10" style:family="paragraph" style:parent-style-name="Standard">
      <style:text-properties officeooo:paragraph-rsid="00030957"/>
    </style:style>
    <style:style style:name="P11" style:family="paragraph" style:parent-style-name="Standard">
      <style:paragraph-properties fo:margin-top="0cm" fo:margin-bottom="0.499cm" loext:contextual-spacing="false" fo:text-align="justify" style:justify-single-word="false"/>
      <style:text-properties officeooo:paragraph-rsid="00030957"/>
    </style:style>
    <style:style style:name="P12" style:family="paragraph" style:parent-style-name="Text_20_body">
      <style:text-properties officeooo:paragraph-rsid="00030957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030957"/>
    </style:style>
    <style:style style:name="T1" style:family="text">
      <style:text-properties fo:font-weight="bold"/>
    </style:style>
    <style:style style:name="T2" style:family="text">
      <style:text-properties fo:color="#f92672"/>
    </style:style>
    <style:style style:name="T3" style:family="text">
      <style:text-properties fo:color="#e6db74"/>
    </style:style>
    <style:style style:name="T4" style:family="text">
      <style:text-properties fo:color="#ae81ff"/>
    </style:style>
    <style:style style:name="T5" style:family="text">
      <style:text-properties fo:color="#a6e22e"/>
    </style:style>
    <style:style style:name="T6" style:family="text">
      <style:text-properties fo:color="#7571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w to Upload File in CakePHP 4, Part-5 </text:h>
      <text:p text:style-name="P9">CakePHP 4 Moving the uploaded file from the its temporary location to the desire target location to using CakePHP 4 library to upload files. We need to use PHP's  <text:span text:style-name="T1">moveTo </text:span>method upload file  to the server. In this tutorial you will learn how to upload a file in CakePHP.</text:p>
      <text:p text:style-name="P9"/>
      <text:p text:style-name="P11"><text:bookmark text:name="more1"/></text:p>
      <text:h text:style-name="P2" text:outline-level="3">Create Database Table</text:h>
      <text:p text:style-name="P12">Store the uploaded file information, create a table <text:span text:style-name="T1">(Posts)</text:span> in to Database <text:span text:style-name="T1">(blog_database)</text:span></text:p>
      <text:p text:style-name="P5">--</text:p>
      <text:p text:style-name="P5">-- Database: `blog_database`</text:p>
      <text:p text:style-name="P7"/>
      <text:p text:style-name="P5">-- Table structure for table `posts`</text:p>
      <text:p text:style-name="P5">--</text:p>
      <text:p text:style-name="P7"/>
      <text:p text:style-name="P6"><text:span text:style-name="T2">CREATE</text:span> <text:span text:style-name="T2">TABLE</text:span> <text:span text:style-name="T3">`posts`</text:span> (</text:p>
      <text:p text:style-name="P6"><text:s text:c="2"/><text:span text:style-name="T3">`id`</text:span> <text:span text:style-name="T3">int</text:span>(<text:span text:style-name="T4">100</text:span>) <text:span text:style-name="T2">NOT</text:span> <text:span text:style-name="T4">NULL</text:span>,</text:p>
      <text:p text:style-name="P6"><text:s text:c="2"/><text:span text:style-name="T3">`title`</text:span> <text:span text:style-name="T3">varchar</text:span>(<text:span text:style-name="T4">100</text:span>) <text:span text:style-name="T2">NOT</text:span> <text:span text:style-name="T4">NULL</text:span>,</text:p>
      <text:p text:style-name="P6"><text:s text:c="2"/><text:span text:style-name="T3">`description`</text:span> <text:span text:style-name="T3">varchar</text:span>(<text:span text:style-name="T4">100</text:span>) <text:span text:style-name="T2">NOT</text:span> <text:span text:style-name="T4">NULL</text:span>,</text:p>
      <text:p text:style-name="P6"><text:s text:c="2"/><text:span text:style-name="T3">`post_image`</text:span> <text:span text:style-name="T3">varchar</text:span>(<text:span text:style-name="T4">100</text:span>) <text:span text:style-name="T2">NOT</text:span> <text:span text:style-name="T4">NULL</text:span>,</text:p>
      <text:p text:style-name="P6"><text:s text:c="2"/><text:span text:style-name="T3">`created`</text:span> datetime <text:span text:style-name="T2">NOT</text:span> <text:span text:style-name="T4">NULL</text:span>,</text:p>
      <text:p text:style-name="P6"><text:s text:c="2"/><text:span text:style-name="T3">`updated`</text:span> datetime <text:span text:style-name="T2">NOT</text:span> <text:span text:style-name="T4">NULL</text:span></text:p>
      <text:p text:style-name="P8">) <text:span text:style-name="T2">ENGINE</text:span>=<text:span text:style-name="T2">InnoDB</text:span> <text:span text:style-name="T2">DEFAULT</text:span> <text:span text:style-name="T2">CHARSET</text:span>=utf8mb4;</text:p>
      <text:p text:style-name="P12"/>
      <text:h text:style-name="P3" text:outline-level="3">File Upload Directory</text:h>
      <text:p text:style-name="P13">Create the directory <text:span text:style-name="T1">(webroot/img/post_image)</text:span> where you want to upload or store images the upload directory using <text:span text:style-name="T1">$targetPath</text:span></text:p>
      <text:p text:style-name="P12"/>
      <text:p text:style-name="P8"><text:span text:style-name="T3">$t</text:span>argetPath = <text:span text:style-name="T3">WWW_ROOT</text:span>. <text:span text:style-name="T3">'img'</text:span>. <text:span text:style-name="T3">DS</text:span> . <text:span text:style-name="T3">'post_image'</text:span>. <text:span text:style-name="T3">DS</text:span>.;</text:p>
      <text:h text:style-name="P4" text:outline-level="3"/>
      <text:h text:style-name="P4" text:outline-level="3">Controller </text:h>
      <text:p text:style-name="P12">In this post we will use the <text:span text:style-name="T1">src/controller/PostsController.php  </text:span>controller to create a add function to upload file in database.</text:p>
      <text:p text:style-name="P5">&lt;?php</text:p>
      <text:p text:style-name="P7"/>
      <text:p text:style-name="P5">// src/Controller/PostsController.php</text:p>
      <text:p text:style-name="P7"/>
      <text:p text:style-name="P6"><text:span text:style-name="T2">namespace</text:span> <text:span text:style-name="T5">App</text:span>\<text:span text:style-name="T5">Controller</text:span>;</text:p>
      <text:p text:style-name="P6"><text:span text:style-name="T2">use</text:span> <text:span text:style-name="T5">App</text:span>\<text:span text:style-name="T5">Controller</text:span>\<text:span text:style-name="T5">AppController</text:span>;</text:p>
      <text:p text:style-name="P6"><text:span text:style-name="T2">use</text:span> <text:span text:style-name="T5">Cake</text:span>\<text:span text:style-name="T5">Event</text:span>\<text:span text:style-name="T5">EventInterface</text:span>;</text:p>
      <text:p text:style-name="P6"><text:span text:style-name="T2">use</text:span> <text:span text:style-name="T5">Cake</text:span>\<text:span text:style-name="T5">Datasource</text:span>\<text:span text:style-name="T5">FactoryLocator</text:span>;</text:p>
      <text:p text:style-name="P7"/>
      <text:p text:style-name="P6"><text:span text:style-name="T2">class</text:span> PostsController <text:span text:style-name="T2">extends</text:span> AppController{</text:p>
      <text:p text:style-name="P7"/>
      <text:p text:style-name="P6"><text:s text:c="8"/><text:span text:style-name="T2">public</text:span> $postsTableObj;</text:p>
      <text:p text:style-name="P7"><text:soft-page-break/></text:p>
      <text:p text:style-name="P6"><text:s text:c="8"/><text:span text:style-name="T2">public</text:span> <text:span text:style-name="T2">function</text:span> <text:span text:style-name="T5">beforefilter</text:span>(EventInterface $event){</text:p>
      <text:p text:style-name="P6"><text:s text:c="8"/>    <text:span text:style-name="T2">parent</text:span>::beforefilter($event);</text:p>
      <text:p text:style-name="P6"><text:s text:c="8"/>    <text:span text:style-name="T2">$this</text:span>-&gt;postsTableObj = FactoryLocator::get(<text:span text:style-name="T3">'Table'</text:span>)-&gt;get(<text:span text:style-name="T3">'Posts'</text:span>);</text:p>
      <text:p text:style-name="P6"><text:s text:c="8"/>}</text:p>
      <text:p text:style-name="P7"/>
      <text:p text:style-name="P7"/>
      <text:p text:style-name="P6"><text:s text:c="4"/><text:span text:style-name="T2">public</text:span> <text:span text:style-name="T2">function</text:span> <text:span text:style-name="T5">add</text:span>(){</text:p>
      <text:p text:style-name="P6"><text:s text:c="8"/>$postEnt = <text:span text:style-name="T2">$this</text:span>-&gt;postsTableObj-&gt;newEmptyEntity();</text:p>
      <text:p text:style-name="P6"><text:s text:c="8"/><text:span text:style-name="T2">if</text:span> (<text:span text:style-name="T2">$this</text:span>-&gt;request-&gt;is(<text:span text:style-name="T3">'post'</text:span>)) {</text:p>
      <text:p text:style-name="P6"><text:s text:c="8"/>    $postData = <text:span text:style-name="T2">$this</text:span>-&gt;request-&gt;getData();</text:p>
      <text:p text:style-name="P6"><text:s text:c="12"/>$postImage = <text:span text:style-name="T2">$this</text:span>-&gt;request-&gt;getData(<text:span text:style-name="T3">'post_image'</text:span>);</text:p>
      <text:p text:style-name="P6"><text:s text:c="12"/>$name = $postImage-&gt;getClientFilename();</text:p>
      <text:p text:style-name="P6"><text:s text:c="12"/>$type = $postImage-&gt;getClientMediaType();</text:p>
      <text:p text:style-name="P6"><text:s text:c="12"/>$targetPath = WWW_ROOT. <text:span text:style-name="T3">'img'</text:span>. DS . <text:span text:style-name="T3">'post_image'</text:span>. DS. $name;</text:p>
      <text:p text:style-name="P6"><text:s text:c="12"/><text:span text:style-name="T2">if</text:span> ($type == <text:span text:style-name="T3">'image/jpeg'</text:span> || $type == <text:span text:style-name="T3">'image/jpg'</text:span> || $type == <text:span text:style-name="T3">'image/png'</text:span>) {</text:p>
      <text:p text:style-name="P6"><text:s text:c="16"/><text:span text:style-name="T2">if</text:span> (!<text:span text:style-name="T2">empty</text:span>($name)) {</text:p>
      <text:p text:style-name="P6"><text:s text:c="20"/><text:span text:style-name="T2">if</text:span> ($postImage-&gt;getSize() &gt; <text:span text:style-name="T4">0</text:span> &amp;&amp; $postImage-&gt;getError() == <text:span text:style-name="T4">0</text:span>) {</text:p>
      <text:p text:style-name="P6"><text:s text:c="24"/>$postImage-&gt;moveTo($targetPath); </text:p>
      <text:p text:style-name="P6"><text:s text:c="24"/>$postData[<text:span text:style-name="T3">'post_image'</text:span>] = $name;</text:p>
      <text:p text:style-name="P6"><text:s text:c="20"/>}</text:p>
      <text:p text:style-name="P6"><text:s text:c="16"/>}</text:p>
      <text:p text:style-name="P6"><text:s text:c="12"/>}</text:p>
      <text:p text:style-name="P6"><text:s text:c="8"/>    $posts = <text:span text:style-name="T2">$this</text:span>-&gt;postsTableObj-&gt;patchEntity($postEnt, $postData);</text:p>
      <text:p text:style-name="P6"><text:s text:c="8"/><text:span text:style-name="T2">if</text:span> (<text:span text:style-name="T2">$this</text:span>-&gt;postsTableObj-&gt;save($posts)) {</text:p>
      <text:p text:style-name="P6"><text:s text:c="8"/>    <text:span text:style-name="T2">$this</text:span>-&gt;Flash-&gt;success(__(<text:span text:style-name="T3">'Your post has been saved.'</text:span>));</text:p>
      <text:p text:style-name="P6"><text:s text:c="12"/><text:span text:style-name="T2">return</text:span> <text:span text:style-name="T2">$this</text:span>-&gt;redirect([<text:span text:style-name="T3">'controller'</text:span>=&gt;<text:span text:style-name="T3">'Posts'</text:span>,<text:span text:style-name="T3">'action'</text:span> =&gt; <text:span text:style-name="T3">'index'</text:span>]);</text:p>
      <text:p text:style-name="P6"><text:s text:c="8"/>}<text:span text:style-name="T2">else</text:span>{</text:p>
      <text:p text:style-name="P6"><text:s text:c="8"/>    <text:span text:style-name="T2">$this</text:span>-&gt;Flash-&gt;error(__(<text:span text:style-name="T3">'Unable to add your post.'</text:span>));</text:p>
      <text:p text:style-name="P6"><text:s text:c="12"/><text:span text:style-name="T2">return</text:span> <text:span text:style-name="T2">$this</text:span>-&gt;redirect([<text:span text:style-name="T3">'controller'</text:span>=&gt;<text:span text:style-name="T3">'Posts'</text:span>,<text:span text:style-name="T3">'action'</text:span> =&gt; <text:span text:style-name="T3">'add'</text:span>]);</text:p>
      <text:p text:style-name="P6"><text:s text:c="8"/>    }</text:p>
      <text:p text:style-name="P6"><text:s text:c="8"/>}</text:p>
      <text:p text:style-name="P6"><text:s text:c="8"/><text:span text:style-name="T2">$this</text:span>-&gt;set(compact(<text:span text:style-name="T3">'postEnt'</text:span>, $postEnt));</text:p>
      <text:p text:style-name="P6"><text:s text:c="4"/>}</text:p>
      <text:p text:style-name="P8">}</text:p>
      <text:p text:style-name="P12"/>
      <text:h text:style-name="P3" text:outline-level="3">Model</text:h>
      <text:p text:style-name="P13">In Model <text:span text:style-name="T1">src/Model/Table/PostsTable.php </text:span> to validate form and insert date time value in created and updated using addBehavior function with Timestamp.</text:p>
      <text:p text:style-name="P12"/>
      <text:p text:style-name="P5">&lt;?php</text:p>
      <text:p text:style-name="P7"/>
      <text:p text:style-name="P6"><text:span text:style-name="T2">namespace</text:span> <text:span text:style-name="T5">App</text:span>\<text:span text:style-name="T5">Model</text:span>\<text:span text:style-name="T5">Table</text:span>;</text:p>
      <text:p text:style-name="P6"><text:span text:style-name="T2">use</text:span> <text:span text:style-name="T5">Cake</text:span>\<text:span text:style-name="T5">ORM</text:span>\<text:span text:style-name="T5">Table</text:span>;</text:p>
      <text:p text:style-name="P6"><text:span text:style-name="T2">use</text:span> <text:span text:style-name="T5">Cake</text:span>\<text:span text:style-name="T5">Validation</text:span>\<text:span text:style-name="T5">Validator</text:span>;</text:p>
      <text:p text:style-name="P7"/>
      <text:p text:style-name="P7"/>
      <text:p text:style-name="P6"><text:span text:style-name="T2">class</text:span> PostsTable <text:span text:style-name="T2">extends</text:span> Table</text:p>
      <text:p text:style-name="P6">{</text:p>
      <text:p text:style-name="P6"><text:s text:c="4"/><text:span text:style-name="T2">public</text:span> <text:span text:style-name="T2">function</text:span> <text:span text:style-name="T5">initialize</text:span>(array $config): <text:span text:style-name="T5">void</text:span></text:p>
      <text:p text:style-name="P6"><text:s text:c="4"/>{</text:p>
      <text:p text:style-name="P6"><text:s text:c="8"/><text:span text:style-name="T2">$this</text:span>-&gt;addBehavior(<text:span text:style-name="T3">'Timestamp'</text:span>, [</text:p>
      <text:p text:style-name="P6"><text:s text:c="12"/><text:span text:style-name="T3">'events'</text:span> =&gt; [</text:p>
      <text:p text:style-name="P6"><text:s text:c="16"/><text:span text:style-name="T3">'Model.beforeSave'</text:span> =&gt; [</text:p>
      <text:p text:style-name="P6"><text:s text:c="20"/><text:span text:style-name="T3">'created'</text:span> =&gt; <text:span text:style-name="T3">'new'</text:span>,</text:p>
      <text:p text:style-name="P6"><text:s text:c="20"/><text:span text:style-name="T3">'updated'</text:span> =&gt; <text:span text:style-name="T3">'always'</text:span></text:p>
      <text:p text:style-name="P6"><text:soft-page-break/><text:s text:c="16"/>]</text:p>
      <text:p text:style-name="P6"><text:s text:c="12"/>]</text:p>
      <text:p text:style-name="P6"><text:s text:c="8"/>]);</text:p>
      <text:p text:style-name="P6"><text:s text:c="4"/>}</text:p>
      <text:p text:style-name="P7"/>
      <text:p text:style-name="P7"/>
      <text:p text:style-name="P7"/>
      <text:p text:style-name="P6"><text:s text:c="4"/><text:span text:style-name="T2">public</text:span> <text:span text:style-name="T2">function</text:span> <text:span text:style-name="T5">validationDefault</text:span>(Validator $validator): <text:span text:style-name="T5">Validator</text:span> </text:p>
      <text:p text:style-name="P6"><text:s text:c="4"/>{</text:p>
      <text:p text:style-name="P7"/>
      <text:p text:style-name="P6"><text:s text:c="4"/>$validator</text:p>
      <text:p text:style-name="P6"><text:s text:c="8"/>-&gt;notEmptyString(<text:span text:style-name="T3">'title'</text:span>)</text:p>
      <text:p text:style-name="P6"><text:s text:c="8"/>-&gt;notEmptyString(<text:span text:style-name="T3">'description'</text:span>)</text:p>
      <text:p text:style-name="P6"><text:s text:c="8"/>-&gt;notEmptyString(<text:span text:style-name="T3">'post_image'</text:span>);</text:p>
      <text:p text:style-name="P6"><text:s text:c="8"/><text:span text:style-name="T2">return</text:span> $validator;</text:p>
      <text:p text:style-name="P6"><text:s text:c="8"/>}</text:p>
      <text:p text:style-name="P7"/>
      <text:p text:style-name="P8">}</text:p>
      <text:p text:style-name="P12"/>
      <text:h text:style-name="P3" text:outline-level="3">View</text:h>
      <text:p text:style-name="P12"><text:span text:style-name="T1">Templates/Posts/add.php </text:span>view is responsible for creating the upload form and display the uploaded file list.</text:p>
      <text:p text:style-name="P6">&lt;<text:span text:style-name="T2">div</text:span> <text:span text:style-name="T2">class</text:span>=<text:span text:style-name="T3">"text-center"</text:span> <text:span text:style-name="T2">style</text:span>=<text:span text:style-name="T3">"margin-top: 50px;"</text:span>&gt;</text:p>
      <text:p text:style-name="P6"><text:s text:c="2"/>&lt;<text:span text:style-name="T2">h4</text:span>&gt;Add Post&lt;/<text:span text:style-name="T2">h4</text:span>&gt;</text:p>
      <text:p text:style-name="P6">&lt;/<text:span text:style-name="T2">div</text:span>&gt;</text:p>
      <text:p text:style-name="P6">&lt;<text:span text:style-name="T2">div</text:span> <text:span text:style-name="T2">class</text:span>=<text:span text:style-name="T3">"container"</text:span>&gt;</text:p>
      <text:p text:style-name="P6"><text:s text:c="2"/>&lt;<text:span text:style-name="T2">div</text:span> <text:span text:style-name="T2">class</text:span>=<text:span text:style-name="T3">"row"</text:span>&gt;</text:p>
      <text:p text:style-name="P6"><text:s text:c="4"/>&lt;<text:span text:style-name="T2">div</text:span> <text:span text:style-name="T2">class</text:span>=<text:span text:style-name="T3">"col-sm-3"</text:span>&gt;&lt;/<text:span text:style-name="T2">div</text:span>&gt;</text:p>
      <text:p text:style-name="P6"><text:s text:c="4"/>&lt;<text:span text:style-name="T2">div</text:span> <text:span text:style-name="T2">class</text:span>=<text:span text:style-name="T3">"col-sm-6"</text:span>&gt;</text:p>
      <text:p text:style-name="P6"><text:s text:c="6"/><text:span text:style-name="T6">&lt;?php</text:span> <text:span text:style-name="T2">echo</text:span> <text:span text:style-name="T2">$this</text:span>-&gt;Form-&gt;create($postEnt, [<text:span text:style-name="T3">'name'</text:span>=&gt;<text:span text:style-name="T3">'add_post'</text:span>, <text:span text:style-name="T3">'class'</text:span>=&gt;<text:span text:style-name="T3">'was-validated'</text:span>,</text:p>
      <text:p text:style-name="P6"><text:s text:c="7"/><text:span text:style-name="T3">'enctype'</text:span>=&gt;<text:span text:style-name="T3">'multipart/form-data'</text:span>]) <text:span text:style-name="T6">?&gt;</text:span></text:p>
      <text:p text:style-name="P6"><text:s text:c="6"/>&lt;<text:span text:style-name="T2">div</text:span> <text:span text:style-name="T2">class</text:span>=<text:span text:style-name="T3">"form-group"</text:span>&gt;</text:p>
      <text:p text:style-name="P6"><text:s text:c="8"/><text:span text:style-name="T6">&lt;?php</text:span> <text:span text:style-name="T2">echo</text:span> <text:span text:style-name="T2">$this</text:span>-&gt;Form-&gt;control(<text:span text:style-name="T3">'title'</text:span>, [<text:span text:style-name="T3">'type'</text:span>=&gt;<text:span text:style-name="T3">'text'</text:span>, <text:span text:style-name="T3">'class'</text:span>=&gt;<text:span text:style-name="T3">'form-control'</text:span>,<text:span text:style-name="T3">'placeholder'</text:span>=&gt;<text:span text:style-name="T3">'Enter title'</text:span>,<text:span text:style-name="T3">'required'</text:span>=&gt;<text:span text:style-name="T2">true</text:span>]);<text:span text:style-name="T6">?&gt;</text:span></text:p>
      <text:p text:style-name="P6"><text:s text:c="6"/>&lt;/<text:span text:style-name="T2">div</text:span>&gt;</text:p>
      <text:p text:style-name="P6"><text:s text:c="6"/>&lt;<text:span text:style-name="T2">div</text:span> <text:span text:style-name="T2">class</text:span>=<text:span text:style-name="T3">"form-group"</text:span>&gt;</text:p>
      <text:p text:style-name="P6"><text:s text:c="8"/><text:span text:style-name="T6">&lt;?php</text:span> <text:span text:style-name="T2">echo</text:span> <text:span text:style-name="T2">$this</text:span>-&gt;Form-&gt;control(<text:span text:style-name="T3">'description'</text:span>, [<text:span text:style-name="T3">'type'</text:span>=&gt;<text:span text:style-name="T3">'text'</text:span>, <text:span text:style-name="T3">'class'</text:span>=&gt;<text:span text:style-name="T3">'form-control'</text:span>,<text:span text:style-name="T3">'placeholder'</text:span>=&gt;<text:span text:style-name="T3">'Enter description'</text:span>,<text:span text:style-name="T3">'required'</text:span>=&gt;<text:span text:style-name="T2">true</text:span>]);<text:span text:style-name="T6">?&gt;</text:span></text:p>
      <text:p text:style-name="P6"><text:s text:c="6"/>&lt;/<text:span text:style-name="T2">div</text:span>&gt;</text:p>
      <text:p text:style-name="P6"><text:s text:c="6"/>&lt;<text:span text:style-name="T2">div</text:span> <text:span text:style-name="T2">class</text:span>=<text:span text:style-name="T3">"form-group"</text:span>&gt;</text:p>
      <text:p text:style-name="P6"><text:s text:c="8"/><text:span text:style-name="T6">&lt;?</text:span>= <text:span text:style-name="T2">$this</text:span>-&gt;Form-&gt;control(<text:span text:style-name="T3">'post_image'</text:span>, [<text:span text:style-name="T3">'type'</text:span>=&gt;<text:span text:style-name="T3">'file'</text:span>, <text:span text:style-name="T3">'class'</text:span>=&gt;<text:span text:style-name="T3">'form-control'</text:span>,<text:span text:style-name="T3">'required'</text:span>=&gt;<text:span text:style-name="T2">true</text:span>]); <text:span text:style-name="T6">?&gt;</text:span></text:p>
      <text:p text:style-name="P6"><text:s text:c="6"/>&lt;/<text:span text:style-name="T2">div</text:span>&gt;</text:p>
      <text:p text:style-name="P6"><text:s text:c="6"/>&lt;<text:span text:style-name="T2">button</text:span> <text:span text:style-name="T2">type</text:span>=<text:span text:style-name="T3">"submit"</text:span> <text:span text:style-name="T2">class</text:span>=<text:span text:style-name="T3">"btn btn-success"</text:span> <text:span text:style-name="T2">style</text:span>=<text:span text:style-name="T3">"float: right;"</text:span>&gt;Save&lt;/<text:span text:style-name="T2">button</text:span>&gt;</text:p>
      <text:p text:style-name="P6"><text:s text:c="6"/><text:span text:style-name="T6">&lt;?php</text:span> <text:span text:style-name="T2">echo</text:span> <text:span text:style-name="T2">$this</text:span>-&gt;Form-&gt;end() <text:span text:style-name="T6">?&gt;</text:span></text:p>
      <text:p text:style-name="P6"><text:s text:c="4"/>&lt;/<text:span text:style-name="T2">div</text:span>&gt;</text:p>
      <text:p text:style-name="P6"><text:s text:c="2"/>&lt;/<text:span text:style-name="T2">div</text:span>&gt;</text:p>
      <text:p text:style-name="P8">&lt;/<text:span text:style-name="T2">div</text:span>&gt;</text:p>
      <text:p text:style-name="P13"/>
      <text:p text:style-name="P13"/>
      <text:p text:style-name="P13">You can always support by sharing on social media or recommending my blog to your friends and colleagues.   </text:p>
      <text:p text:style-name="P13">If you have any suggestions / problems about this tutorial, please comment on the  form below.</text:p>
      <text:p text:style-name="P10"><text:soft-page-break/><text:a xlink:type="simple" xlink:href="https://www.webscodex.com/2020/10/file-upload-in-cakephp-4.html" text:style-name="Internet_20_link" text:visited-style-name="Visited_20_Internet_20_Link">https://www.webscodex.com/2020/10/file-upload-in-cakephp-4.html</text:a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5T12:22:41.372701800</meta:creation-date>
    <dc:date>2021-05-05T12:22:57.602393928</dc:date>
    <meta:editing-duration>PT17S</meta:editing-duration>
    <meta:editing-cycles>1</meta:editing-cycles>
    <meta:document-statistic meta:table-count="0" meta:image-count="0" meta:object-count="0" meta:page-count="4" meta:paragraph-count="117" meta:word-count="467" meta:character-count="4955" meta:non-whitespace-character-count="3922"/>
    <meta:generator>LibreOffice/6.4.7.2$Linux_X86_64 LibreOffice_project/40$Build-2</meta:generator>
  </office:meta>
</office:document-meta>
</file>